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2b72" officeooo:paragraph-rsid="00192b72"/>
    </style:style>
    <style:style style:name="P2" style:family="paragraph" style:parent-style-name="Standard">
      <style:paragraph-properties fo:text-align="start" style:justify-single-word="false"/>
      <style:text-properties officeooo:rsid="00192b72" officeooo:paragraph-rsid="00192b72"/>
    </style:style>
    <style:style style:name="P3" style:family="paragraph" style:parent-style-name="Standard">
      <style:paragraph-properties fo:text-align="start" style:justify-single-word="false"/>
      <style:text-properties officeooo:paragraph-rsid="00192b72"/>
    </style:style>
    <style:style style:name="T1" style:family="text">
      <style:text-properties officeooo:rsid="00192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2">Conti.</text:p>
      <text:p text:style-name="P2"/>
      <text:p text:style-name="P2">1. Hosted a simple web – based calculator locally on PC.</text:p>
      <text:p text:style-name="P2">2. Signed up with GitHub and created a repository.</text:p>
      <text:p text:style-name="P3"><text:span text:style-name="T1">3. Pushed the calculator code to GitHhub repository </text:span><text:a xlink:type="simple" xlink:href="https://github.com/krishnavenips/calculator.git" text:style-name="Internet_20_link" text:visited-style-name="Visited_20_Internet_20_Link"><text:span text:style-name="T1">https://github.com/krishnavenips/calculator.git</text:span></text:a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05:07.275459217</meta:creation-date>
    <dc:date>2018-06-07T16:20:13.551388713</dc:date>
    <meta:editing-duration>PT8M5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31" meta:character-count="223" meta:non-whitespace-character-count="196"/>
  </office:meta>
</office:document-meta>
</file>